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434cm" style:rel-column-width="9376*"/>
    </style:style>
    <style:style style:name="Table1.B" style:family="table-column">
      <style:table-column-properties style:column-width="6.064cm" style:rel-column-width="23360*"/>
    </style:style>
    <style:style style:name="Table1.C" style:family="table-column">
      <style:table-column-properties style:column-width="4.251cm" style:rel-column-width="16375*"/>
    </style:style>
    <style:style style:name="Table1.D" style:family="table-column">
      <style:table-column-properties style:column-width="4.263cm" style:rel-column-width="1642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officeooo:paragraph-rsid="0002c712" style:font-weight-asian="bold" style:font-weight-complex="bold"/>
    </style:style>
    <style:style style:name="P2" style:family="paragraph" style:parent-style-name="Standard">
      <style:paragraph-properties fo:text-align="center" style:justify-single-word="false"/>
      <style:text-properties fo:font-weight="bold" officeooo:rsid="0002c712" officeooo:paragraph-rsid="0002c712" style:font-weight-asian="bold" style:font-weight-complex="bold"/>
    </style:style>
    <style:style style:name="P3" style:family="paragraph" style:parent-style-name="Standard">
      <style:paragraph-properties fo:text-align="center" style:justify-single-word="false"/>
      <style:text-properties fo:font-size="32pt" fo:font-style="normal" fo:font-weight="normal" officeooo:rsid="0002c712" officeooo:paragraph-rsid="0002c712" style:font-size-asian="32pt" style:font-style-asian="normal" style:font-weight-asian="normal" style:font-size-complex="32pt" style:font-style-complex="normal" style:font-weight-complex="normal"/>
    </style:style>
    <style:style style:name="P4" style:family="paragraph" style:parent-style-name="Standard">
      <style:paragraph-properties fo:text-align="center" style:justify-single-word="false"/>
      <style:text-properties fo:font-size="20pt" fo:font-style="normal" fo:font-weight="normal" officeooo:rsid="0002c712" officeooo:paragraph-rsid="0002c712" style:font-size-asian="20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fo:font-size="16pt" officeooo:rsid="0002c712" officeooo:paragraph-rsid="0002c712" style:font-size-asian="14pt" style:font-size-complex="16pt"/>
    </style:style>
    <style:style style:name="P6" style:family="paragraph" style:parent-style-name="Standard">
      <style:paragraph-properties fo:text-align="start" style:justify-single-word="false"/>
      <style:text-properties fo:font-size="16pt" fo:font-style="italic" style:text-underline-style="none" fo:font-weight="bold" officeooo:rsid="0002dee7" officeooo:paragraph-rsid="0002dee7" style:font-size-asian="14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fo:font-size="16pt" fo:font-style="italic" style:text-underline-style="none" fo:font-weight="bold" officeooo:rsid="00095c1e" officeooo:paragraph-rsid="00095c1e" style:font-size-asian="14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fo:font-size="16pt" fo:font-style="italic" style:text-underline-style="none" fo:font-weight="bold" officeooo:rsid="000df6c1" officeooo:paragraph-rsid="000df6c1" style:font-size-asian="14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fo:font-size="16pt" fo:font-style="italic" style:text-underline-style="none" fo:font-weight="bold" officeooo:rsid="0003773a" officeooo:paragraph-rsid="0003773a"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fo:font-size="16pt" fo:font-style="italic" style:text-underline-style="none" fo:font-weight="bold" officeooo:rsid="0004f83c" officeooo:paragraph-rsid="0004f83c"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02dee7" officeooo:paragraph-rsid="0002dee7"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03773a" officeooo:paragraph-rsid="0003773a"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officeooo:rsid="0003773a" officeooo:paragraph-rsid="000b2306"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03773a" officeooo:paragraph-rsid="00133064"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normal" officeooo:rsid="0004f83c" officeooo:paragraph-rsid="0004f83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style:text-underline-style="none" fo:font-weight="normal" officeooo:rsid="0008ab93" officeooo:paragraph-rsid="0008ab93"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style:text-underline-style="none" fo:font-weight="normal" officeooo:rsid="000b2306" officeooo:paragraph-rsid="000b2306"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style:text-underline-style="none" fo:font-weight="normal" officeooo:rsid="000d90cc" officeooo:paragraph-rsid="000d90c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style:text-underline-style="none" fo:font-weight="normal" officeooo:rsid="000df6c1" officeooo:paragraph-rsid="000df6c1"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style:text-underline-style="none" fo:font-weight="normal" officeooo:rsid="000efe0c" officeooo:paragraph-rsid="000efe0c" style:font-size-asian="12.25pt" style:font-style-asian="normal" style:font-weight-asian="normal" style:font-size-complex="14pt" style:font-style-complex="normal" style:font-weight-complex="normal"/>
    </style:style>
    <style:style style:name="P21" style:family="paragraph" style:parent-style-name="Table_20_Contents">
      <style:paragraph-properties fo:text-align="start" style:justify-single-word="false"/>
      <style:text-properties fo:font-size="14pt" style:font-size-asian="12.25pt" style:font-size-complex="14pt"/>
    </style:style>
    <style:style style:name="P22" style:family="paragraph" style:parent-style-name="Table_20_Contents">
      <style:paragraph-properties fo:text-align="center" style:justify-single-word="false"/>
      <style:text-properties fo:font-size="14pt" officeooo:rsid="000efe0c" officeooo:paragraph-rsid="000efe0c" style:font-size-asian="12.25pt" style:font-size-complex="14pt"/>
    </style:style>
    <style:style style:name="P23" style:family="paragraph" style:parent-style-name="Table_20_Contents">
      <style:paragraph-properties fo:text-align="start" style:justify-single-word="false"/>
      <style:text-properties fo:font-size="14pt" officeooo:rsid="000efe0c" officeooo:paragraph-rsid="000efe0c" style:font-size-asian="12.25pt" style:font-size-complex="14pt"/>
    </style:style>
    <style:style style:name="P24" style:family="paragraph" style:parent-style-name="Table_20_Contents">
      <style:paragraph-properties fo:text-align="start" style:justify-single-word="false"/>
      <style:text-properties fo:font-size="14pt" officeooo:rsid="000efe0c" officeooo:paragraph-rsid="00133064" style:font-size-asian="12.25pt" style:font-size-complex="14pt"/>
    </style:style>
    <style:style style:name="P25" style:family="paragraph" style:parent-style-name="Table_20_Contents">
      <style:paragraph-properties fo:text-align="start" style:justify-single-word="false"/>
      <style:text-properties fo:font-size="14pt" officeooo:rsid="000f8d9d" officeooo:paragraph-rsid="000f8d9d" style:font-size-asian="12.25pt" style:font-size-complex="14pt"/>
    </style:style>
    <style:style style:name="P26" style:family="paragraph" style:parent-style-name="Standard" style:list-style-name="L1">
      <style:paragraph-properties fo:text-align="start" style:justify-single-word="false"/>
      <style:text-properties fo:font-size="18pt" fo:font-style="italic" style:text-underline-style="solid" style:text-underline-width="auto" style:text-underline-color="font-color" fo:font-weight="normal" officeooo:rsid="0002c712" officeooo:paragraph-rsid="0002c712" style:font-size-asian="15.75pt" style:font-style-asian="italic" style:font-weight-asian="normal" style:font-size-complex="18pt" style:font-style-complex="italic" style:font-weight-complex="normal"/>
    </style:style>
    <style:style style:name="P27" style:family="paragraph" style:parent-style-name="Standard" style:list-style-name="L1">
      <style:paragraph-properties fo:text-align="start" style:justify-single-word="false"/>
      <style:text-properties fo:font-size="16pt" officeooo:rsid="0002c712" officeooo:paragraph-rsid="0002c712" style:font-size-asian="14pt" style:font-size-complex="16pt"/>
    </style:style>
    <style:style style:name="P28" style:family="paragraph" style:parent-style-name="Standard">
      <style:paragraph-properties fo:text-align="start" style:justify-single-word="false"/>
      <style:text-properties fo:font-size="16pt" fo:font-style="italic" style:text-underline-style="none" fo:font-weight="bold" officeooo:rsid="0015afeb" officeooo:paragraph-rsid="0015afeb"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start" style:justify-single-word="false"/>
      <style:text-properties officeooo:paragraph-rsid="0006ec89"/>
    </style:style>
    <style:style style:name="P30" style:family="paragraph" style:parent-style-name="Standard" style:list-style-name="L2">
      <style:paragraph-properties fo:text-align="start" style:justify-single-word="false"/>
      <style:text-properties officeooo:paragraph-rsid="000f8d9d"/>
    </style:style>
    <style:style style:name="P31" style:family="paragraph" style:parent-style-name="Standard" style:list-style-name="L2">
      <style:paragraph-properties fo:text-align="start" style:justify-single-word="false"/>
      <style:text-properties fo:font-size="14pt" fo:font-style="normal" style:text-underline-style="none" fo:font-weight="normal" officeooo:rsid="00111eec" officeooo:paragraph-rsid="00111eec" style:font-size-asian="12.25pt" style:font-style-asian="normal" style:font-weight-asian="normal" style:font-size-complex="14pt" style:font-style-complex="normal" style:font-weight-complex="normal"/>
    </style:style>
    <style:style style:name="P32" style:family="paragraph" style:parent-style-name="Standard" style:list-style-name="L2">
      <style:paragraph-properties fo:text-align="start" style:justify-single-word="false"/>
      <style:text-properties fo:font-size="14pt" fo:font-style="normal" style:text-underline-style="none" fo:font-weight="normal" officeooo:rsid="0008ab93" officeooo:paragraph-rsid="0008ab93"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08ab93" officeooo:paragraph-rsid="00173e1b" style:font-size-asian="12.25pt" style:font-style-asian="normal" style:font-weight-asian="normal" style:font-size-complex="14pt" style:font-style-complex="normal" style:font-weight-complex="normal"/>
    </style:style>
    <style:style style:name="P34" style:family="paragraph" style:parent-style-name="Standard" style:list-style-name="L2">
      <style:paragraph-properties fo:text-align="start" style:justify-single-word="false"/>
      <style:text-properties fo:font-size="14pt" fo:font-style="normal" style:text-underline-style="none" fo:font-weight="normal" officeooo:rsid="001206a1" officeooo:paragraph-rsid="001206a1"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133064" officeooo:paragraph-rsid="00133064"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15afeb" officeooo:paragraph-rsid="0015afeb"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15afeb" officeooo:paragraph-rsid="00173e1b" style:font-size-asian="12.25pt" style:font-style-asian="normal" style:font-weight-asian="normal" style:font-size-complex="14pt" style:font-style-complex="normal" style:font-weight-complex="normal"/>
    </style:style>
    <style:style style:name="P38" style:family="paragraph" style:parent-style-name="Table_20_Contents">
      <style:paragraph-properties fo:text-align="start" style:justify-single-word="false"/>
      <style:text-properties fo:font-size="14pt" officeooo:rsid="00146753" officeooo:paragraph-rsid="00146753" style:font-size-asian="12.25pt" style:font-size-complex="14pt"/>
    </style:style>
    <style:style style:name="P39" style:family="paragraph" style:parent-style-name="Table_20_Contents">
      <style:paragraph-properties fo:text-align="start" style:justify-single-word="false"/>
      <style:text-properties fo:font-size="14pt" officeooo:rsid="00133064" officeooo:paragraph-rsid="00133064" style:font-size-asian="12.25pt" style:font-size-complex="14pt"/>
    </style:style>
    <style:style style:name="T1" style:family="text">
      <style:text-properties officeooo:rsid="0002c712"/>
    </style:style>
    <style:style style:name="T2" style:family="text">
      <style:text-properties style:text-position="super 58%" officeooo:rsid="0002c712"/>
    </style:style>
    <style:style style:name="T3" style:family="text">
      <style:text-properties fo:font-size="14pt" fo:font-style="normal" style:text-underline-style="none" fo:font-weight="normal" officeooo:rsid="0006ec89" style:font-size-asian="12.25pt" style:font-style-asian="normal" style:font-weight-asian="normal" style:font-size-complex="14pt" style:font-style-complex="normal" style:font-weight-complex="normal"/>
    </style:style>
    <style:style style:name="T4" style:family="text">
      <style:text-properties fo:font-size="14pt" fo:font-style="normal" style:text-underline-style="none" fo:font-weight="normal" officeooo:rsid="0008ab93" style:font-size-asian="12.25pt" style:font-style-asian="normal" style:font-weight-asian="normal" style:font-size-complex="14pt" style:font-style-complex="normal" style:font-weight-complex="normal"/>
    </style:style>
    <style:style style:name="T5" style:family="text">
      <style:text-properties fo:font-size="14pt" fo:font-style="normal" style:text-underline-style="none" fo:font-weight="normal" officeooo:rsid="000f8d9d" style:font-size-asian="12.25pt" style:font-style-asian="normal" style:font-weight-asian="normal" style:font-size-complex="14pt" style:font-style-complex="normal" style:font-weight-complex="normal"/>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officeooo:rsid="000b2306"/>
    </style:style>
    <style:style style:name="T8" style:family="text">
      <style:text-properties officeooo:rsid="000d015f"/>
    </style:style>
    <style:style style:name="T9" style:family="text">
      <style:text-properties officeooo:rsid="00111eec"/>
    </style:style>
    <style:style style:name="T10" style:family="text">
      <style:text-properties officeooo:rsid="001206a1"/>
    </style:style>
    <style:style style:name="T11" style:family="text">
      <style:text-properties officeooo:rsid="00133064"/>
    </style:style>
    <style:style style:name="T12" style:family="text">
      <style:text-properties officeooo:rsid="00146753"/>
    </style:style>
    <style:style style:name="T13" style:family="text">
      <style:text-properties officeooo:rsid="0015afeb"/>
    </style:style>
    <style:style style:name="T14" style:family="text">
      <style:text-properties officeooo:rsid="00173e1b"/>
    </style:style>
    <style:style style:name="T15" style:family="text">
      <style:text-properties fo:font-style="italic" officeooo:rsid="00173e1b"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text:span><text:span text:style-name="T2">rd</text:span><text:span text:style-name="T1"> Year Project – Hasan Ali</text:span></text:p>
      <text:p text:style-name="P2"/>
      <text:p text:style-name="P3">PROJECT SPECIFICATION</text:p>
      <text:p text:style-name="P4"/>
      <text:list xml:id="list421178699" text:style-name="L1">
        <text:list-header>
          <text:p text:style-name="P26">Contents</text:p>
          <text:list>
            <text:list-item>
              <text:list>
                <text:list-item>
                  <text:list>
                    <text:list-item>
                      <text:list>
                        <text:list-item>
                          <text:list>
                            <text:list-item>
                              <text:p text:style-name="P27">Project Title</text:p>
                            </text:list-item>
                            <text:list-item>
                              <text:p text:style-name="P27">Abstract</text:p>
                            </text:list-item>
                            <text:list-item>
                              <text:p text:style-name="P27">Problem</text:p>
                            </text:list-item>
                            <text:list-item>
                              <text:p text:style-name="P27">Objectives</text:p>
                            </text:list-item>
                            <text:list-item>
                              <text:p text:style-name="P27">Methods</text:p>
                            </text:list-item>
                            <text:list-item>
                              <text:p text:style-name="P27">Project Timetable</text:p>
                            </text:list-item>
                            <text:list-item>
                              <text:p text:style-name="P27">Resources Requir<text:span text:style-name="T13">e</text:span>d</text:p>
                            </text:list-item>
                            <text:list-item>
                              <text:p text:style-name="P27">Legal, Ethical, Professional Issues</text:p>
                            </text:list-item>
                          </text:list>
                        </text:list-item>
                      </text:list>
                    </text:list-item>
                  </text:list>
                </text:list-item>
              </text:list>
            </text:list-item>
          </text:list>
        </text:list-header>
      </text:list>
      <text:p text:style-name="P5"/>
      <text:p text:style-name="P6">Project Title</text:p>
      <text:p text:style-name="P6"/>
      <text:p text:style-name="P11">“A Computer Simulation of Chemotaxis in Bacteria and other Microorganisms”</text:p>
      <text:p text:style-name="P6"/>
      <text:p text:style-name="P6">Abstract</text:p>
      <text:p text:style-name="P6"/>
      <text:p text:style-name="P12">I will be modelling the different methods of chemotaxis in different bacteria, and also in amoebae. Chemotaxis is the phenomenon in which organisms direct their movement in response to chemicals in their environment. My final product will be a graphical computer simulation of their chemotactic behaviour in response to stimulating chemicals. I will also offer a written report of the method of chemotaxis used in each bacteria I study, and the methods I have used to model that behaviour.</text:p>
      <text:p text:style-name="P12"><text:s text:c="2"/></text:p>
      <text:p text:style-name="P9">Problem</text:p>
      <text:p text:style-name="P9"/>
      <text:p text:style-name="P15">To program an accurate computer simulation of chemotaxis in different bacteria. The model will be parameter based, allowing variation of the behaviour of the bacteria, <text:s/>and the initial state of the simulation may be specified by the user. The model will consist of 1 or more bacteria, and a selection of chemical concentration gradients. The model will also be partially interactive, allowing the user to add new chemicals, or alter concentrations of existing ones. The execution speed of the simulation will be variable by the user.</text:p>
      <text:p text:style-name="P15"/>
      <text:p text:style-name="P15"/>
      <text:p text:style-name="P15"/>
      <text:p text:style-name="P15"/>
      <text:p text:style-name="P10"><text:soft-page-break/>Objectives</text:p>
      <text:p text:style-name="P10"/>
      <text:list xml:id="list1376769093" text:style-name="L2">
        <text:list-item>
          <text:p text:style-name="P29"><text:span text:style-name="T3">To build a model of an environment where chemotaxis can take place. This means somewhere where bacteria can move about and sense their local surroundings, and also chemical gradients can be added or removed from the environment. </text:span><text:span text:style-name="T4">The chemicals may or may not diffuse while the simulation is running. The environment may also be interactive, allowing addition of chemicals during runtime.</text:span></text:p>
        </text:list-item>
        <text:list-item>
          <text:p text:style-name="P31">The environment will be modelled as a cellular automata. Thus a second objective is to program the automata to simulate diffusion of chemicals.</text:p>
        </text:list-item>
        <text:list-item>
          <text:p text:style-name="P30"><text:span text:style-name="T3">To build a model of each bacteria I am studying. The model will be parameter-based, allowing variation of the precise behaviour of the bacterium. </text:span><text:span text:style-name="T4">Some parameters might be (for example in E. Coli) relative swimming distance before halting. The choice of parameters should be accurate in determining the chemotactic behaviour.</text:span></text:p>
        </text:list-item>
        <text:list-item>
          <text:p text:style-name="P30"><text:span text:style-name="T5">To devise accurate algorithms for the methods of chemotaxis used by the organisms I study</text:span><text:span text:style-name="T4">.</text:span></text:p>
        </text:list-item>
        <text:list-item>
          <text:p text:style-name="P32">To build a graphical frontend for the model, allowing the user to view the simulation on a computer screen. The graphics will be in colour, but otherwise very basic, concentrating on those parts pertaining to chemotactic behaviour. Eg. Location of bacteria and chemicals in the environment, <text:span text:style-name="T9">direction of movement</text:span>.</text:p>
        </text:list-item>
        <text:list-item>
          <text:p text:style-name="P34">To build tools that allow the user to interact with the graphical frontend, in order to affect the simulation at runtime.</text:p>
        </text:list-item>
        <text:list-item>
          <text:p text:style-name="P32">A report for each bacterium that I study, and method of chemotaxis used, concentrating on how I have accurately modelled it in my simulation.</text:p>
        </text:list-item>
      </text:list>
      <text:p text:style-name="P16"/>
      <text:p text:style-name="P7">Methods</text:p>
      <text:p text:style-name="P17">I will model the environment of the simulation as cellular automata. Each <text:span text:style-name="T9">cell</text:span> may contain a chemical, or any other particles in the simulation. I will also attempt to model diffusion of the chemical from high concentrations to lower. <text:span text:style-name="T10">Randomization in the environment may be simulated using probabalistic rules for the automata, rather than deterministic. </text:span></text:p>
      <text:p text:style-name="P13"><text:span text:style-name="T7">I will model the microorganisms as autonomous, parameter-based agents. They will each have their own algorithm for interacting with the environment. </text:span><text:span text:style-name="T8">The parameters chosen for each microorganism must accurately relate to the method of chemotaxis used. </text:span><text:span text:style-name="T10">(and thus together with the algorithm that uses them, will define the organism's behaviour).</text:span></text:p>
      <text:p text:style-name="P14"><text:span text:style-name="T11">Regarding the graphical simulation, I will use a hexagonal grid to represent the cellular automata, with RGB colours to show concentration gradients across the environment. </text:span><text:span text:style-name="T10">To allow the user to partially interact with my simulation, I will provide a simple set of clickable buttons. Eg for a tool to add a microorganism, or a button to pause the simulation.</text:span></text:p>
      <text:p text:style-name="P35">Regarding the species of chemicals I will try to simulate, I will have 3 class of <text:soft-page-break/>chemicals: chemoattractants, chemorepellants, neutral. So sugar/food, for example would fall into the chemoattractants class.</text:p>
      <text:p text:style-name="P18">None of the methods I use will require use of any specialized equipment.</text:p>
      <text:p text:style-name="P19">An OOP programming paradigm will be used for all written code, in either the C++ or java programming language.</text:p>
      <text:p text:style-name="P19"/>
      <text:p text:style-name="P8">Timeta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
          </table:table-cell>
          <table:table-cell table:style-name="Table1.A1" office:value-type="string">
            <text:p text:style-name="P22">Term 1</text:p>
          </table:table-cell>
          <table:table-cell table:style-name="Table1.A1" office:value-type="string">
            <text:p text:style-name="P22">Term 2</text:p>
          </table:table-cell>
          <table:table-cell table:style-name="Table1.D1" office:value-type="string">
            <text:p text:style-name="P22">Term 3</text:p>
          </table:table-cell>
        </table:table-row>
        <table:table-row>
          <table:table-cell table:style-name="Table1.A2" office:value-type="string">
            <text:p text:style-name="P23">Week 1</text:p>
          </table:table-cell>
          <table:table-cell table:style-name="Table1.A2" office:value-type="string">
            <text:p text:style-name="P21"/>
          </table:table-cell>
          <table:table-cell table:style-name="Table1.A2" office:value-type="string">
            <text:p text:style-name="P38">Keep working on the models in order to get an accurate simulation</text:p>
          </table:table-cell>
          <table:table-cell table:style-name="Table1.D2" office:value-type="string">
            <text:p text:style-name="P25">Proofread Final Report; <text:span text:style-name="T12">make any last minute changes</text:span></text:p>
          </table:table-cell>
        </table:table-row>
        <table:table-row>
          <table:table-cell table:style-name="Table1.A2" office:value-type="string">
            <text:p text:style-name="P23">Week 2</text:p>
          </table:table-cell>
          <table:table-cell table:style-name="Table1.A2" office:value-type="string">
            <text:p text:style-name="P25">Project specification due</text:p>
          </table:table-cell>
          <table:table-cell table:style-name="Table1.A2" table:number-rows-spanned="2" office:value-type="string">
            <text:p text:style-name="P38">Build models for other bacteria and a amoeba. Test.</text:p>
          </table:table-cell>
          <table:table-cell table:style-name="Table1.D2" office:value-type="string">
            <text:p text:style-name="P25">Final Report due</text:p>
          </table:table-cell>
        </table:table-row>
        <table:table-row>
          <table:table-cell table:style-name="Table1.A2" office:value-type="string">
            <text:p text:style-name="P23">Week 3</text:p>
          </table:table-cell>
          <table:table-cell table:style-name="Table1.A2" office:value-type="string">
            <text:p text:style-name="P39">Research chemotaxis in different microorganisms, concentrating on E. Coli</text:p>
          </table:table-cell>
          <table:covered-table-cell/>
          <table:table-cell table:style-name="Table1.D2" table:number-rows-spanned="8" office:value-type="string">
            <text:p text:style-name="P21"/>
          </table:table-cell>
        </table:table-row>
        <table:table-row>
          <table:table-cell table:style-name="Table1.A2" office:value-type="string">
            <text:p text:style-name="P23">Week 4</text:p>
          </table:table-cell>
          <table:table-cell table:style-name="Table1.A2" table:number-rows-spanned="2" office:value-type="string">
            <text:p text:style-name="P39">Program the cellular automata to simulate the environment</text:p>
          </table:table-cell>
          <table:table-cell table:style-name="Table1.A2" table:number-rows-spanned="3" office:value-type="string">
            <text:p text:style-name="P38">Write Final Report</text:p>
          </table:table-cell>
          <table:covered-table-cell/>
        </table:table-row>
        <table:table-row>
          <table:table-cell table:style-name="Table1.A2" office:value-type="string">
            <text:p text:style-name="P23">Week 5</text:p>
          </table:table-cell>
          <table:covered-table-cell/>
          <table:covered-table-cell/>
          <table:covered-table-cell/>
        </table:table-row>
        <table:table-row>
          <table:table-cell table:style-name="Table1.A2" office:value-type="string">
            <text:p text:style-name="P23">Week 6</text:p>
          </table:table-cell>
          <table:table-cell table:style-name="Table1.A2" office:value-type="string">
            <text:p text:style-name="P24"><text:span text:style-name="T11">Create a </text:span><text:span text:style-name="T12">basic</text:span><text:span text:style-name="T11"> model of E. Coli</text:span></text:p>
          </table:table-cell>
          <table:covered-table-cell/>
          <table:covered-table-cell/>
        </table:table-row>
        <table:table-row>
          <table:table-cell table:style-name="Table1.A2" office:value-type="string">
            <text:p text:style-name="P23">Week 7</text:p>
          </table:table-cell>
          <table:table-cell table:style-name="Table1.A2" office:value-type="string">
            <text:p text:style-name="P39">Build a graphical frontend for the environment</text:p>
          </table:table-cell>
          <table:table-cell table:style-name="Table1.A2" office:value-type="string">
            <text:p text:style-name="P25">Prepare project presentation</text:p>
          </table:table-cell>
          <table:covered-table-cell/>
        </table:table-row>
        <table:table-row>
          <table:table-cell table:style-name="Table1.A2" office:value-type="string">
            <text:p text:style-name="P23">Week 8</text:p>
          </table:table-cell>
          <table:table-cell table:style-name="Table1.A2" office:value-type="string">
            <text:p text:style-name="P38">Work on progress report</text:p>
          </table:table-cell>
          <table:table-cell table:style-name="Table1.A2" office:value-type="string">
            <text:p text:style-name="P25">Practice project presentation</text:p>
          </table:table-cell>
          <table:covered-table-cell/>
        </table:table-row>
        <table:table-row>
          <table:table-cell table:style-name="Table1.A2" office:value-type="string">
            <text:p text:style-name="P23">Week 9</text:p>
          </table:table-cell>
          <table:table-cell table:style-name="Table1.A2" table:number-rows-spanned="2" office:value-type="string">
            <text:p text:style-name="P38">Use the frontend to check the cellular automata perform as expected. Attempt a simulation of chemotaxis in E.Coli</text:p>
          </table:table-cell>
          <table:table-cell table:style-name="Table1.A2" table:number-rows-spanned="2" office:value-type="string">
            <text:p text:style-name="P25">Project presentation</text:p>
          </table:table-cell>
          <table:covered-table-cell/>
        </table:table-row>
        <table:table-row>
          <table:table-cell table:style-name="Table1.A2" office:value-type="string">
            <text:p text:style-name="P23">Week 10</text:p>
          </table:table-cell>
          <table:covered-table-cell/>
          <table:covered-table-cell/>
          <table:covered-table-cell/>
        </table:table-row>
      </table:table>
      <text:p text:style-name="P20"/>
      <text:p text:style-name="P28">Resources Required</text:p>
      <text:p text:style-name="P36">Access t<text:span text:style-name="T14">o appropriate texts and research papers</text:span> <text:span text:style-name="T14">from the Warwick Uni Library</text:span></text:p>
      <text:p text:style-name="P37"><text:span text:style-name="T14">A pc – I will be using my own laptop</text:span></text:p>
      <text:p text:style-name="P37"><text:span text:style-name="T14">I will be programming the model in the Java programming language, and so will require use of the </text:span><text:span text:style-name="T15">java.awt.Graphics</text:span><text:span text:style-name="T14"> library.</text:span></text:p>
      <text:p text:style-name="P33"><text:span text:style-name="T14">With regards to backup and versioning of my source code, I will be using a git repository on my laptop, mirrored every week to an external hard disk. In this way if something does happen to my source code, I should not lose more than a week's worth of work</text:span></text:p>
      <text:p text:style-name="P28">Legal, Ethical, Professional Issues <text:span text:style-name="T6">N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2T11:46:01</meta:creation-date>
    <dc:date>2011-10-13T10:43:35</dc:date>
    <meta:editing-duration>PT04H09M44S</meta:editing-duration>
    <meta:editing-cycles>9</meta:editing-cycles>
    <meta:generator>OpenOffice.org/3.2$Linux OpenOffice.org_project/320m19$Build-9505</meta:generator>
    <meta:document-statistic meta:table-count="1" meta:image-count="0" meta:object-count="0" meta:page-count="3" meta:paragraph-count="68" meta:word-count="915" meta:character-count="5578"/>
  </office:meta>
</office:document-meta>
</file>